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paragraph-rsid="0006fb22" style:font-size-asian="15.75pt" style:font-size-complex="18pt"/>
    </style:style>
    <style:style style:name="P2" style:family="paragraph" style:parent-style-name="Standard">
      <style:paragraph-properties fo:text-align="center" style:justify-single-word="false"/>
      <style:text-properties fo:font-size="20pt" officeooo:paragraph-rsid="0006fb22" style:font-size-asian="20pt" style:font-size-complex="20pt"/>
    </style:style>
    <style:style style:name="P3" style:family="paragraph" style:parent-style-name="Standard">
      <style:paragraph-properties fo:text-align="start" style:justify-single-word="false"/>
      <style:text-properties fo:font-size="14pt" officeooo:paragraph-rsid="0006fb22" style:font-size-asian="12.25pt" style:font-size-complex="14pt"/>
    </style:style>
    <style:style style:name="P4" style:family="paragraph" style:parent-style-name="Standard">
      <style:paragraph-properties fo:text-align="justify" style:justify-single-word="false"/>
      <style:text-properties fo:font-size="12pt" officeooo:paragraph-rsid="0007c8bd" style:font-size-asian="12pt" style:font-size-complex="12pt"/>
    </style:style>
    <style:style style:name="P5" style:family="paragraph" style:parent-style-name="Standard">
      <style:paragraph-properties fo:text-align="justify" style:justify-single-word="false"/>
      <style:text-properties fo:font-size="12pt" officeooo:paragraph-rsid="0006fb22" style:font-size-asian="12pt" style:font-size-complex="12pt"/>
    </style:style>
    <style:style style:name="P6" style:family="paragraph" style:parent-style-name="Standard">
      <style:paragraph-properties fo:text-align="justify" style:justify-single-word="false"/>
      <style:text-properties fo:font-size="12pt" fo:font-weight="bold" officeooo:paragraph-rsid="0007c8b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bold" officeooo:paragraph-rsid="0007d7ae"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bold" officeooo:paragraph-rsid="00091a1a"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bold" officeooo:paragraph-rsid="0012a7ca"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officeooo:paragraph-rsid="001aed30"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bold" officeooo:paragraph-rsid="00239181"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fo:font-weight="bold" officeooo:paragraph-rsid="002f2342"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fo:font-weight="bold" officeooo:paragraph-rsid="00342b5e"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fo:font-weight="bold" officeooo:paragraph-rsid="0034ce5c"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fo:font-weight="bold" officeooo:paragraph-rsid="00372645"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bold" officeooo:paragraph-rsid="00395194"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fo:font-weight="normal" officeooo:paragraph-rsid="00395194" style:font-size-asian="12pt" style:font-weight-asian="normal" style:font-size-complex="12pt" style:font-weight-complex="normal"/>
    </style:style>
    <style:style style:name="T1" style:family="text">
      <style:text-properties officeooo:rsid="0006fb22"/>
    </style:style>
    <style:style style:name="T2" style:family="text">
      <style:text-properties fo:font-weight="bold" officeooo:rsid="0006fb22" style:font-weight-asian="bold" style:font-weight-complex="bold"/>
    </style:style>
    <style:style style:name="T3" style:family="text">
      <style:text-properties officeooo:rsid="0007c8bd"/>
    </style:style>
    <style:style style:name="T4" style:family="text">
      <style:text-properties fo:font-weight="normal" officeooo:rsid="0007c8bd" style:font-weight-asian="normal" style:font-weight-complex="normal"/>
    </style:style>
    <style:style style:name="T5" style:family="text">
      <style:text-properties fo:font-weight="normal" officeooo:rsid="0007d7ae" style:font-weight-asian="normal" style:font-weight-complex="normal"/>
    </style:style>
    <style:style style:name="T6" style:family="text">
      <style:text-properties fo:font-weight="normal" officeooo:rsid="0008cb66" style:font-weight-asian="normal" style:font-weight-complex="normal"/>
    </style:style>
    <style:style style:name="T7" style:family="text">
      <style:text-properties fo:font-weight="normal" officeooo:rsid="00091a1a" style:font-weight-asian="normal" style:font-weight-complex="normal"/>
    </style:style>
    <style:style style:name="T8" style:family="text">
      <style:text-properties fo:font-weight="normal" officeooo:rsid="000a87ad" style:font-weight-asian="normal" style:font-weight-complex="normal"/>
    </style:style>
    <style:style style:name="T9" style:family="text">
      <style:text-properties fo:font-weight="normal" officeooo:rsid="000af297" style:font-weight-asian="normal" style:font-weight-complex="normal"/>
    </style:style>
    <style:style style:name="T10" style:family="text">
      <style:text-properties fo:font-weight="normal" officeooo:rsid="000b5b58" style:font-weight-asian="normal" style:font-weight-complex="normal"/>
    </style:style>
    <style:style style:name="T11" style:family="text">
      <style:text-properties fo:font-weight="normal" officeooo:rsid="000bea20" style:font-weight-asian="normal" style:font-weight-complex="normal"/>
    </style:style>
    <style:style style:name="T12" style:family="text">
      <style:text-properties fo:font-weight="normal" officeooo:rsid="000d182e" style:font-weight-asian="normal" style:font-weight-complex="normal"/>
    </style:style>
    <style:style style:name="T13" style:family="text">
      <style:text-properties fo:font-weight="normal" officeooo:rsid="000e6457" style:font-weight-asian="normal" style:font-weight-complex="normal"/>
    </style:style>
    <style:style style:name="T14" style:family="text">
      <style:text-properties fo:font-weight="normal" officeooo:rsid="000f7ce3" style:font-weight-asian="normal" style:font-weight-complex="normal"/>
    </style:style>
    <style:style style:name="T15" style:family="text">
      <style:text-properties fo:font-weight="normal" officeooo:rsid="0010a342" style:font-weight-asian="normal" style:font-weight-complex="normal"/>
    </style:style>
    <style:style style:name="T16" style:family="text">
      <style:text-properties fo:font-weight="normal" officeooo:rsid="0012a7ca" style:font-weight-asian="normal" style:font-weight-complex="normal"/>
    </style:style>
    <style:style style:name="T17" style:family="text">
      <style:text-properties fo:font-weight="normal" officeooo:rsid="001494e2" style:font-weight-asian="normal" style:font-weight-complex="normal"/>
    </style:style>
    <style:style style:name="T18" style:family="text">
      <style:text-properties fo:font-weight="normal" officeooo:rsid="00155ab7" style:font-weight-asian="normal" style:font-weight-complex="normal"/>
    </style:style>
    <style:style style:name="T19" style:family="text">
      <style:text-properties fo:font-weight="normal" officeooo:rsid="0016f97a" style:font-weight-asian="normal" style:font-weight-complex="normal"/>
    </style:style>
    <style:style style:name="T20" style:family="text">
      <style:text-properties fo:font-weight="normal" officeooo:rsid="00179bc6" style:font-weight-asian="normal" style:font-weight-complex="normal"/>
    </style:style>
    <style:style style:name="T21" style:family="text">
      <style:text-properties fo:font-weight="normal" officeooo:rsid="001837e3" style:font-weight-asian="normal" style:font-weight-complex="normal"/>
    </style:style>
    <style:style style:name="T22" style:family="text">
      <style:text-properties fo:font-weight="normal" officeooo:rsid="0018f980" style:font-weight-asian="normal" style:font-weight-complex="normal"/>
    </style:style>
    <style:style style:name="T23" style:family="text">
      <style:text-properties fo:font-weight="normal" officeooo:rsid="0019b771" style:font-weight-asian="normal" style:font-weight-complex="normal"/>
    </style:style>
    <style:style style:name="T24" style:family="text">
      <style:text-properties fo:font-weight="normal" officeooo:rsid="001aed30" style:font-weight-asian="normal" style:font-weight-complex="normal"/>
    </style:style>
    <style:style style:name="T25" style:family="text">
      <style:text-properties fo:font-weight="normal" officeooo:rsid="001afe86" style:font-weight-asian="normal" style:font-weight-complex="normal"/>
    </style:style>
    <style:style style:name="T26" style:family="text">
      <style:text-properties fo:font-weight="normal" officeooo:rsid="001c7d31" style:font-weight-asian="normal" style:font-weight-complex="normal"/>
    </style:style>
    <style:style style:name="T27" style:family="text">
      <style:text-properties fo:font-weight="normal" officeooo:rsid="001dfb46" style:font-weight-asian="normal" style:font-weight-complex="normal"/>
    </style:style>
    <style:style style:name="T28" style:family="text">
      <style:text-properties fo:font-weight="normal" officeooo:rsid="001f9ec1" style:font-weight-asian="normal" style:font-weight-complex="normal"/>
    </style:style>
    <style:style style:name="T29" style:family="text">
      <style:text-properties fo:font-weight="normal" officeooo:rsid="0021933e" style:font-weight-asian="normal" style:font-weight-complex="normal"/>
    </style:style>
    <style:style style:name="T30" style:family="text">
      <style:text-properties fo:font-weight="normal" officeooo:rsid="00234816" style:font-weight-asian="normal" style:font-weight-complex="normal"/>
    </style:style>
    <style:style style:name="T31" style:family="text">
      <style:text-properties fo:font-weight="normal" officeooo:rsid="00239181" style:font-weight-asian="normal" style:font-weight-complex="normal"/>
    </style:style>
    <style:style style:name="T32" style:family="text">
      <style:text-properties fo:font-weight="normal" officeooo:rsid="0023b811" style:font-weight-asian="normal" style:font-weight-complex="normal"/>
    </style:style>
    <style:style style:name="T33" style:family="text">
      <style:text-properties fo:font-weight="normal" officeooo:rsid="00244cfd" style:font-weight-asian="normal" style:font-weight-complex="normal"/>
    </style:style>
    <style:style style:name="T34" style:family="text">
      <style:text-properties fo:font-weight="normal" officeooo:rsid="00256ea2" style:font-weight-asian="normal" style:font-weight-complex="normal"/>
    </style:style>
    <style:style style:name="T35" style:family="text">
      <style:text-properties fo:font-weight="normal" officeooo:rsid="0026f38b" style:font-weight-asian="normal" style:font-weight-complex="normal"/>
    </style:style>
    <style:style style:name="T36" style:family="text">
      <style:text-properties fo:font-weight="normal" officeooo:rsid="002a12ff" style:font-weight-asian="normal" style:font-weight-complex="normal"/>
    </style:style>
    <style:style style:name="T37" style:family="text">
      <style:text-properties fo:font-weight="normal" officeooo:rsid="002ba29c" style:font-weight-asian="normal" style:font-weight-complex="normal"/>
    </style:style>
    <style:style style:name="T38" style:family="text">
      <style:text-properties fo:font-weight="normal" officeooo:rsid="002f2342" style:font-weight-asian="normal" style:font-weight-complex="normal"/>
    </style:style>
    <style:style style:name="T39" style:family="text">
      <style:text-properties fo:font-weight="normal" officeooo:rsid="00311dbb" style:font-weight-asian="normal" style:font-weight-complex="normal"/>
    </style:style>
    <style:style style:name="T40" style:family="text">
      <style:text-properties fo:font-weight="normal" officeooo:rsid="0032c2c0" style:font-weight-asian="normal" style:font-weight-complex="normal"/>
    </style:style>
    <style:style style:name="T41" style:family="text">
      <style:text-properties fo:font-weight="normal" officeooo:rsid="00333271" style:font-weight-asian="normal" style:font-weight-complex="normal"/>
    </style:style>
    <style:style style:name="T42" style:family="text">
      <style:text-properties fo:font-weight="normal" officeooo:rsid="00342b5e" style:font-weight-asian="normal" style:font-weight-complex="normal"/>
    </style:style>
    <style:style style:name="T43" style:family="text">
      <style:text-properties fo:font-weight="normal" officeooo:rsid="0036a845" style:font-weight-asian="normal" style:font-weight-complex="normal"/>
    </style:style>
    <style:style style:name="T44" style:family="text">
      <style:text-properties fo:font-weight="normal" officeooo:rsid="00372645" style:font-weight-asian="normal" style:font-weight-complex="normal"/>
    </style:style>
    <style:style style:name="T45" style:family="text">
      <style:text-properties fo:font-weight="normal" officeooo:rsid="00403e21" style:font-weight-asian="normal" style:font-weight-complex="normal"/>
    </style:style>
    <style:style style:name="T46" style:family="text">
      <style:text-properties officeooo:rsid="0007d7ae"/>
    </style:style>
    <style:style style:name="T47" style:family="text">
      <style:text-properties officeooo:rsid="00091a1a"/>
    </style:style>
    <style:style style:name="T48" style:family="text">
      <style:text-properties style:text-underline-style="solid" style:text-underline-width="auto" style:text-underline-color="font-color" fo:font-weight="normal" officeooo:rsid="000d182e" style:font-weight-asian="normal" style:font-weight-complex="normal"/>
    </style:style>
    <style:style style:name="T49" style:family="text">
      <style:text-properties officeooo:rsid="00239181"/>
    </style:style>
    <style:style style:name="T50" style:family="text">
      <style:text-properties officeooo:rsid="0034ce5c"/>
    </style:style>
    <style:style style:name="T51" style:family="text">
      <style:text-properties fo:font-style="italic" fo:font-weight="normal" officeooo:rsid="00372645" style:font-style-asian="italic" style:font-weight-asian="normal" style:font-style-complex="italic" style:font-weight-complex="normal"/>
    </style:style>
    <style:style style:name="T52" style:family="text">
      <style:text-properties fo:font-style="normal" officeooo:rsid="00395194" style:font-style-asian="normal" style:font-style-complex="normal"/>
    </style:style>
    <style:style style:name="T53" style:family="text">
      <style:text-properties fo:font-style="normal" fo:font-weight="normal" officeooo:rsid="00372645" style:font-style-asian="normal" style:font-weight-asian="normal" style:font-style-complex="normal" style:font-weight-complex="normal"/>
    </style:style>
    <style:style style:name="T54" style:family="text">
      <style:text-properties fo:font-style="normal" fo:font-weight="normal" officeooo:rsid="00383b8c" style:font-style-asian="normal" style:font-weight-asian="normal" style:font-style-complex="normal" style:font-weight-complex="normal"/>
    </style:style>
    <style:style style:name="T55" style:family="text">
      <style:text-properties fo:font-style="normal" fo:font-weight="normal" officeooo:rsid="00395194" style:font-style-asian="normal" style:font-weight-asian="normal" style:font-style-complex="normal" style:font-weight-complex="normal"/>
    </style:style>
    <style:style style:name="T56" style:family="text">
      <style:text-properties officeooo:rsid="0039ed0d"/>
    </style:style>
    <style:style style:name="T57" style:family="text">
      <style:text-properties officeooo:rsid="003aeab8"/>
    </style:style>
    <style:style style:name="T58" style:family="text">
      <style:text-properties officeooo:rsid="003c78bb"/>
    </style:style>
    <style:style style:name="T59" style:family="text">
      <style:text-properties officeooo:rsid="003e30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odstawy Sztucznej Inteligencji </text:span></text:p>
      <text:p text:style-name="P1"><text:span text:style-name="T1">Projekt: Układanie elementów</text:span></text:p>
      <text:p text:style-name="P1"><text:span text:style-name="T1"/></text:p>
      <text:p text:style-name="P3"><text:span text:style-name="T1">Prowadzący: <text:s/></text:span><text:span text:style-name="T59">mgr inż. </text:span><text:span text:style-name="T1">Jarosław Hurkała</text:span></text:p>
      <text:p text:style-name="P3"><text:span text:style-name="T1">Autorzy: Marcin Kubik, Mikołaj Markiewicz, Krzysztof Opasiak</text:span></text:p>
      <text:p text:style-name="P3"><text:span text:style-name="T1"/></text:p>
      <text:p text:style-name="P4"><text:span text:style-name="T2">Opis problemu</text:span><text:span text:style-name="T1">: </text:span></text:p>
      <text:p text:style-name="P4"><text:span text:style-name="T1"><text:tab/></text:span><text:span text:style-name="T3">C</text:span><text:span text:style-name="T1">elem projektu była implementacja algorytmu ewolucyjnego układającego planszę dla układanki Tangram. Polega ona na dopasowaniu dostępnych elementów (zazwyczaj 7) tak, aby tworzyły pewien obrazek lub figurę. Program powinien wyświetlać wzór do ułożenia, informację o najlepszej adaptacji oraz statystyki dotyczące czasu działania czy liczby iteracji.</text:span></text:p>
      <text:p text:style-name="P5"><text:span text:style-name="T1"/></text:p>
      <text:p text:style-name="P6"><text:span text:style-name="T3">Decyzje projektowe:</text:span></text:p>
      <text:p text:style-name="P6"><text:span text:style-name="T3"><text:tab/></text:span><text:span text:style-name="T4">Aby przyśpieszyć czas obliczeń i zmniejszyć liczbę możliwych kombinacji założono, że elementy układanki nie mogą być obracane. Dodatkowym założeniem (wynikającym z konstrukcji samej układanki) jest nienakładanie się elementów na siebie. </text:span><text:span text:style-name="T5">Figura musi także być zwarta, tj. nie mogą występować elementy niepołączone </text:span><text:span text:style-name="T6">z</text:span><text:span text:style-name="T5"> żadnym innym.</text:span></text:p>
      <text:p text:style-name="P6"><text:span text:style-name="T5"/></text:p>
      <text:p text:style-name="P7"><text:span text:style-name="T46">Rozwiązanie:</text:span></text:p>
      <text:p text:style-name="P7"><text:span text:style-name="T46"><text:tab/></text:span><text:span text:style-name="T5">Rozwiązanie, zaimplementowany algorytm ewolucyjny, opiera się na przyporządkowywaniu wierzchołków finalnego obrazka do wierzchołków poszczególnych figur. </text:span><text:span text:style-name="T6">Pojedynczy osobnik populacji symbolizuje zbiór segmentów wraz z wierzchołkami, do których poszczególne segmenty są doczepione. Działanie algorytmu, czyli krzyżowanie, mutacja i wybór najlepszych osobników sprowadza się do systematycznego dopasowywania segmentów do wierzchołków wyznaczanych przez ułożenie wzorcowe. Umożliwia to znajdowanie coraz lepszych, lepiej dopasowanych osobników oraz jednoznaczną eliminację osobników słabiej przystosowanych. </text:span></text:p>
      <text:p text:style-name="P7"><text:span text:style-name="T6"/></text:p>
      <text:p text:style-name="P8"><text:span text:style-name="T47">Algorytm:</text:span></text:p>
      <text:p text:style-name="P8"><text:span text:style-name="T47"><text:tab/></text:span><text:span text:style-name="T7">Na początku program zapamiętuje wszystkie wierzchołki ułożenia docelowego (tzw. Multisegment). Wierzchołki te </text:span><text:span text:style-name="T25">(poprzez współrzędne)</text:span><text:span text:style-name="T7"> wyznaczają konkretne segmenty. W jednym wierzchołku może (ale nie mus</text:span><text:span text:style-name="T8">i</text:span><text:span text:style-name="T7">) zbiegać się 2 lub więcej segmentów. </text:span><text:span text:style-name="T8">Wierzchołki te (zwane dalej wierzchołkami docelowymi) będą służyły do </text:span><text:span text:style-name="T25">przy</text:span><text:span text:style-name="T8">czepiania do nich wierzchołków poszczególnych segmentów. </text:span><text:span text:style-name="T12">Przyporządkowanie </text:span><text:span text:style-name="T25">segment-wierzchołek</text:span><text:span text:style-name="T12"> reprezentowane jest przez </text:span><text:span text:style-name="T48">trójkę</text:span><text:span text:style-name="T12"> </text:span><text:span text:style-name="T13">(wierzchołek docelowy, jeden z wierzchołków segmentu, </text:span><text:span text:style-name="T25">id</text:span><text:span text:style-name="T13"> segmentu).</text:span></text:p>
      <text:p text:style-name="P8"><text:span text:style-name="T8"><text:tab/></text:span><text:span text:style-name="T9">W pierwszym kroku algorytmu tworzona jest generacja n osobników. Tworzenie odbywa się poprzez wylosowanie dla każdego z segmentów jednego z jego wierzchołków i przyporządkowanie go do jednego z wierzchołków docelowych. Przyporządkowania mogą się powtarzać, tj. 2 różne segmenty mogą być doczepione do tego samego wierzchołka docelowego. </text:span></text:p>
      <text:p text:style-name="P9"><text:span text:style-name="T9"><text:tab/>Po stworzeniu populacji początkowej, algorytm rozpoczyna krzyżowanie i mutację. W tym celu wybiera z populacji początkowej pewną liczbę </text:span><text:span text:style-name="T18">x </text:span><text:span text:style-name="T9">osobników (od 10% do 50% liczby wszystkich osobników), które będą podlegały krzyżowaniu. Następnie </text:span><text:span text:style-name="T10">przeprowadza krzyżowanie na zasadzie „każdy-z-każdym”. </text:span><text:span text:style-name="T11">Krzyżowanie 2 osobników przebiega następująco:</text:span></text:p>
      <text:p text:style-name="P9"><text:span text:style-name="T11"><text:tab/>algorytm na podstawie oceny stopnia adaptacji każdego z dwójki osobników</text:span><text:span text:style-name="T17">-rodziców</text:span><text:span text:style-name="T11"> wybiera </text:span><text:span text:style-name="T17">z nich</text:span><text:span text:style-name="T11"> odpowiednią liczbę przyporządkowań, które zostaną włączone do nowo powstałego osobnika. Im lepsza adaptacja danego osobnika, </text:span><text:span text:style-name="T14">tym więcej trójek zostanie </text:span><text:span text:style-name="T15">przez niego przekazanych. Przykładowo, jeśli osobnik 1 jest zaadaptowany w 15% a osobnik 2 w <text:s/>85%, to do <text:s/>powstającego z krzyżowania tej pary osobnika zostanie przekazana jedna (pierwsza) trójka z osobnika 1, a pozostałe trójki zostaną przekazane z osobnika 2. </text:span><text:span text:style-name="T16">Pozwala to na premiowanie osobników lepszych, które mają większe szanse na to, że doprowadzą do pożądanego ułożenia.</text:span></text:p>
      <text:p text:style-name="P9"><text:soft-page-break/><text:span text:style-name="T16"><text:tab/></text:span><text:span text:style-name="T19">Krzyżowanie każdy-z-każdym x osobników tworzy (x-1)*(x-1) nowych osobników. </text:span><text:span text:style-name="T20">Następnie na każdym z nowo powstałych osobników wykonywana jest mutacja. Przebiega ona dla każdego osobnika w sposób następujący:</text:span></text:p>
      <text:p text:style-name="P9"><text:span text:style-name="T20"><text:tab/></text:span><text:span text:style-name="T21">losowane jest jedno z połączeń, tj. </text:span><text:span text:style-name="T22">przyporządkowanie jednego z segmentów</text:span><text:span text:style-name="T21"> do jednego z wierzchołków docelowych. Algorytm losuje następnie, do którego wierzchołka (w które miejsce) dany segment ma zostać przeniesiony. </text:span><text:span text:style-name="T23">Mutacja polega zatem na przeniesienie jednego elementów w inne miejsce na planszy. </text:span><text:span text:style-name="T24">Wierzchołek, którym segment zostanie przyczepiony do wierzchołka docelowego także jest losowany. </text:span></text:p>
      <text:p text:style-name="P10"><text:span text:style-name="T24"><text:tab/>Po wykonaniu zarówno krzyżowania jak i mutacji powstałe w ich wyniku nowe osobniki-dzieci (ich liczba to wciąż (x-1)*(x-1)) zostają dołączone do populacji osobników-dorosłych. </text:span><text:span text:style-name="T26">Następnym krokiem jest wybór spośród osobników (tak dorosłych jak i dzieci) zbioru osobników najlepszych, o liczności równej liczności populacji początkowej. </text:span><text:span text:style-name="T27">Ponownie sprawdzane (i aktualizowane) są stopnie adaptacji poszczególnych osobników, po czym następuje wybór spośród nich najlepszych. Tworzą one nową generację. Następuje sprawdzenie, czy w tej generacji wystąpił osobnik odpowiadający oczekiwaniom, tj. o odpowiednim stopniu adaptacji. Jeśli tak, algorytm kończy swoje działanie </text:span><text:span text:style-name="T28">a program prezentuje wyniki i statystyki.</text:span><text:span text:style-name="T27"> Jeśli nie, algorytm powraca do kroku krzyżowania i mutacji.</text:span></text:p>
      <text:p text:style-name="P10"><text:span text:style-name="T27"><text:tab/></text:span><text:span text:style-name="T34">Aby uniknąć blokowania się algorytmu, czyli sytuacji, w której kolejne krzyżowania i mutacje nie powodują utworzenia żadnych nowych, lepszych osobników, algorytm dopuszcza dodatkową mutację. Realizacja tejże mutacji ma miejsce w momencie, gdy przez 5 kolejnych generacji adaptacja całej generacji (czyli stopień adaptacji najlepszego osobnika z danej mutacji) nie zmienia się i pozostaje na tym samym poziomie. W takiej sytuacji wszystkie osobniki o adaptacji równej lub bliskiej (z dokładnością do 0.1) adaptacji najlepszego osobnika ulegają dodatkowej mutacji zgodnej z przedstawioną </text:span><text:span text:style-name="T35">w poprzednim akapicie</text:span><text:span text:style-name="T34"> zasadą. </text:span></text:p>
      <text:p text:style-name="P10"><text:span text:style-name="T27"/></text:p>
      <text:p text:style-name="P11"><text:span text:style-name="T29"><text:tab/>Ocena adaptacji osobnika op</text:span><text:span text:style-name="T30">iera się na porównywaniu pola zajmowanego przez danego osobnika z polem na planszy zajmowanym przez osobnika docelowego (czyli przez poprawnie ułożony obrazek). <text:s/>Im bardziej oba pola pokrywają się, tym lepsza jest adaptacja danego osobnika.</text:span></text:p>
      <text:p text:style-name="P11"><text:span text:style-name="T30"/></text:p>
      <text:p text:style-name="P11"><text:span text:style-name="T30"/></text:p>
      <text:p text:style-name="P11"><text:span text:style-name="T49">Struktura programu:</text:span></text:p>
      <text:p text:style-name="P11"><text:span text:style-name="T20"><text:tab/></text:span><text:span text:style-name="T31">Program napisany został w języku Java. Do obliczania powierzchni przecinania się pól zajmowanych przez segmenty wykorzystana została biblioteka JTS Topology Suite (</text:span><text:a xlink:type="simple" xlink:href="http://www.vividsolutions.com/jts/jtshome.htm"><text:span text:style-name="T31">http://www.vividsolutions.com/jts/jtshome.htm</text:span></text:a><text:span text:style-name="T31">). Program został podzielony na bloki, każdy z nich reprezentowany przez osobną klasę:</text:span></text:p>
      <text:p text:style-name="P11"><text:span text:style-name="T31"><text:tab/>Population – klasa przechowująca wszystkie aktualnie przetwarzane osobniki. </text:span><text:span text:style-name="T32">Zawiera <text:tab/><text:tab/><text:tab/></text:span><text:span text:style-name="T33">informację na temat aktualnej generacj</text:span><text:span text:style-name="T36">i</text:span><text:span text:style-name="T33">, listę wierzchołków docelowych, listę <text:tab/><text:tab/><text:tab/>wszystkich osobników danej generacji oraz udostępnia funkcje służące do <text:tab/><text:tab/><text:tab/>krzyżowania, mutowania </text:span><text:span text:style-name="T37">i wyboru najlepszych</text:span><text:span text:style-name="T33"> osobników.</text:span></text:p>
      <text:p text:style-name="P11"><text:span text:style-name="T33"><text:tab/></text:span><text:span text:style-name="T37">Entity – klasa reprezentująca pojedynczego osobnika. Przechowuje informacje na temat <text:tab/><text:tab/><text:tab/>generacji, w której została utworzona, stopień adaptacji oraz listę połączeń (patrz: <text:tab/><text:tab/>klasa Connector) segmentów z wierzchołkami docelowymi.</text:span></text:p>
      <text:p text:style-name="P11"><text:span text:style-name="T37"><text:tab/></text:span><text:span text:style-name="T38">Segment – klasa reprezentująca pojedynczą figurę geometryczną. Zawiera listę <text:tab/><text:tab/><text:tab/><text:tab/>wierzchołków (czyli współrzędne opisujące figurę) oraz id segmentu.</text:span></text:p>
      <text:p text:style-name="P11"><text:span text:style-name="T38"><text:tab/>MultiSegment – klasa reprezentująca docelowe ułożenie. Wykorzystywana przy <text:tab/><text:tab/><text:tab/><text:tab/>sprawdzaniu adaptacji. Przechowuje listę wierzchołków docelowych.</text:span></text:p>
      <text:p text:style-name="P11"><text:span text:style-name="T38"><text:tab/>Connector – klasa reprezentująca omawianą w algorytmie trójkę (wierzchołek docelowy, <text:tab/><text:tab/>wierzchołek segmentu, id segmentu). Wykorzystywana zarówno w procesie <text:tab/><text:tab/><text:tab/>krzyżowania jak i mutacji.</text:span></text:p>
      <text:p text:style-name="P11"><text:span text:style-name="T38"><text:tab/></text:span><text:span text:style-name="T39">Vertex – przechowuje koordynaty danego wierzchołka oraz numer będący id tego <text:tab/><text:tab/><text:tab/>wierzchołka.</text:span></text:p>
      <text:p text:style-name="P12"><text:span text:style-name="T38">Powyższe klasy reprezentują interfejs algorytmu i wszystkie wykonywane w nim czynności. </text:span></text:p>
      <text:p text:style-name="P12"><text:soft-page-break/><text:span text:style-name="T38"/></text:p>
      <text:p text:style-name="P12"><text:span text:style-name="T38"/></text:p>
      <text:p text:style-name="P12"><text:span text:style-name="T38">Pozostałe klasy służą do pobierania oraz wyświetlania wyników działania algorytmu. Klasy te to:</text:span></text:p>
      <text:p text:style-name="P12"><text:span text:style-name="T38"><text:tab/></text:span><text:span text:style-name="T31">Main – główna klasa programu, jej zadaniem jest pobieranie danych wejściowych oraz <text:tab/><text:tab/><text:tab/>wywoływanie odpowiednich funkcji generujących i sprawdzających adaptacj</text:span><text:span text:style-name="T32">e</text:span><text:span text:style-name="T31">.</text:span></text:p>
      <text:p text:style-name="P12"><text:span text:style-name="T31"><text:tab/></text:span><text:span text:style-name="T38">Reader – klasa wczytująca z podanego pliku dane według reguł zapisanych w pliku <text:tab/><text:tab/><text:tab/>inputfilesyntax.txt </text:span><text:span text:style-name="T39">i tworząca z nich obiekt klasy MultiSegment.</text:span></text:p>
      <text:p text:style-name="P12"><text:span text:style-name="T39"><text:tab/></text:span><text:span text:style-name="T40">Painter – klasa wyświetlająca na ekranie wyniki działania algorytmu, tj. najlepszego w <text:tab/><text:tab/><text:tab/>każdej generacji osobnika oraz zarys ułożenia docelowego.</text:span></text:p>
      <text:p text:style-name="P12"><text:span text:style-name="T40"><text:tab/></text:span><text:span text:style-name="T41">Statistics – klasa gromadząca informacje na temat przebiegu algorytmu, takie jak ilość <text:tab/><text:tab/><text:tab/>generacji, czas wykonania i stopień adaptacji najlepszego osobnika z danej generacji.</text:span></text:p>
      <text:p text:style-name="P12"><text:span text:style-name="T41"/></text:p>
      <text:p text:style-name="P13"><text:span text:style-name="T42">Wadą wykorzystania przytoczonej powyżej biblioteki JTS jest dość długi czas działania programu. Wynika to z wewnętrznej implementacji tejże biblioteki oraz faktu, że zarówno etapy krzyżowania jak i mutacji wymagają tworzenia wielu nowych obiektów klas dostarczanych przez tę bibliotekę. Z uwagi jednak na problem oceny adaptacji (przystosowania) osobnika, którą to ocenę ta biblioteka znacząco ułatwia, została ona, pomimo wad, wykorzystana w projekcie.</text:span></text:p>
      <text:p text:style-name="P13"><text:span text:style-name="T42"/></text:p>
      <text:p text:style-name="P13"><text:span text:style-name="T42"/></text:p>
      <text:p text:style-name="P14"><text:span text:style-name="T50">Instrukcja do uruchomienia programu:</text:span></text:p>
      <text:p text:style-name="P14"><text:span text:style-name="T50"><text:tab/></text:span><text:span text:style-name="T43">Program został spakowany do postaci archiwum .JAR. </text:span><text:span text:style-name="T44">Otworzenie go normalne, tj. przez dwukrotne kliknięcie spowoduje uruchomienie algorytmu dla predefiniowanego obrazka. Dostępne są 4, utworzone wcześniej obrazki, na których algorytm może prezentować swoje działanie. Aby uruchomić pozostałe, konieczne jest uruchomienie programu z linii poleceń, komendą:</text:span></text:p>
      <text:p text:style-name="P15"><text:span text:style-name="T44">java -jar PSZT-TANGRAM.jar generation</text:span><text:span text:style-name="T51">X &lt;</text:span><text:span text:style-name="T53">warunek&gt;, gdzie </text:span><text:span text:style-name="T51">X</text:span><text:span text:style-name="T53"> reprezentuje liczbę od 1 do 4. &lt;warunek&gt; jest opcjonalnym, niewymaganym parametrem reprezentującym oczekiwany przez użytkownika stopień adaptacji, po osiągnięciu którego program ma zakończyć swoje działanie. Zatem dostępne tryby uruchomienia programu to:</text:span></text:p>
      <text:p text:style-name="P15"><text:span text:style-name="T53">- z jednym parametrem, np.:</text:span></text:p>
      <text:p text:style-name="P15"><text:span text:style-name="T53"><text:tab/>java -jar PSZT-TANGRAM.jar generation2</text:span></text:p>
      <text:p text:style-name="P15"><text:span text:style-name="T53">- z dwoma parametrami, np.:</text:span></text:p>
      <text:p text:style-name="P15"><text:span text:style-name="T53"><text:tab/>java -jar PSZT-TANGRAM.jar generation4 0.95</text:span></text:p>
      <text:p text:style-name="P15"><text:span text:style-name="T53">W wersji jedno- lub bezparametrowej pożądany stopień adaptacji ustawiany jest na 0.99.</text:span></text:p>
      <text:p text:style-name="P15"><text:span text:style-name="T54"/></text:p>
      <text:p text:style-name="P15"><text:span text:style-name="T55"/></text:p>
      <text:p text:style-name="P16"><text:span text:style-name="T52">Wnioski:</text:span></text:p>
      <text:p text:style-name="P17"><text:tab/><text:span text:style-name="T56">Wykonany i zaimplementowany w toku tworzenia projektu algorytm wykonuje ruchy prowadzące do wygenerowania oczekiwanego osobnika, reprezentującego w przypadku gry TANGRAM odpowiednie ułożenie segmentów, zgodnie z ułożeniem docelowym. Wykonywane w każdej generacji operacje krzyżowania i mutacji zgodnie z oczekiwaniami powodują powstawanie coraz lepszych osobników (co widoczne jest w statystykach), co po określonej liczbie generacji skutkuje wytworzeniem pożądanego ustawienia. Dla założonej w fazie wstępnej 100-osobnikowej populacji wystarczającą liczbą generacji jest kilkanaście (czasami kilkadziesiąt) generacji. </text:span><text:span text:style-name="T57">Konieczność wprowadzenia dodatkowej mutacji obrazuje jednak, iż algorytmy ewolucyjne nie zawsze są skuteczne w 100%. </text:span><text:span text:style-name="T58">Istnieją sytuacje, w którym kolejne krzyżowania i mutacje nie powodują powstania lepszego od poprzednich osobnika. Wtedy taki algorytm nie jest w stanie znaleźć oczekiwanego osobnika i zawiesza się. Wprowadzenie wspomnianej już dodatkowej mutacji eliminuje ten problem. Algorytmy ewolucyjne okazują się być zatem bardzo dobrym, choć nie zawsze skutecznym, sposobem na rozwiązywanie problemów wymagających przeszukiwania zbiorów i optymalizacji wynikó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35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in </meta:initial-creator>
    <meta:creation-date>2012-12-28T11:36:00</meta:creation-date>
    <dc:date>2012-12-28T15:02:03</dc:date>
    <dc:creator>Marcin </dc:creator>
    <meta:editing-duration>PT3H10M23S</meta:editing-duration>
    <meta:editing-cycles>52</meta:editing-cycles>
    <meta:generator>LibreOffice/3.6$Linux_X86_64 LibreOffice_project/360m1$Build-2</meta:generator>
    <meta:document-statistic meta:table-count="0" meta:image-count="0" meta:object-count="0" meta:page-count="3" meta:paragraph-count="45" meta:word-count="1301" meta:character-count="10375" meta:non-whitespace-character-count="9039"/>
  </office:meta>
</office:document-meta>
</file>